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44" style:family="table-cell" style:parent-style-name="Default">
      <style:table-cell-properties fo:background-color="transparent" style:vertical-align="middle"/>
    </style:style>
    <style:style style:name="ce45" style:family="table-cell" style:parent-style-name="Default">
      <style:table-cell-properties fo:background-color="#f7d1d5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19" office:value-type="string" calcext:value-type="string">
            <text:p>ETH_MC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1.855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2.107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1.1413in" svg:height="1.4787in" svg:x="2.4937in" svg:y="2.3598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1.1413in" svg:height="1.3232in" svg:x="2.4937in" svg:y="2.6122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9.1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1.1413in" svg:height="0.7083in" svg:x="2.4937in" svg:y="9.9161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1.1413in" svg:height="0.7083in" svg:x="1.0736in" svg:y="11.1827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1.1413in" svg:height="0.7083in" svg:x="2.4937in" svg:y="38.6594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1.1413in" svg:height="0.7083in" svg:x="2.4937in" svg:y="38.9106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5:02:50.1305648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04T18:17:34.491268567</dc:date>
    <meta:editing-duration>PT21H43M59S</meta:editing-duration>
    <meta:editing-cycles>189</meta:editing-cycles>
    <meta:document-statistic meta:table-count="1" meta:cell-count="951" meta:object-count="0"/>
  </office:meta>
</office:document-meta>
</file>